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0cbbdd"/>
    </style:style>
    <style:style style:name="P3" style:family="paragraph" style:parent-style-name="Standard">
      <style:text-properties fo:language="pl" fo:country="PL" officeooo:rsid="0001231f" officeooo:paragraph-rsid="0016e68f"/>
    </style:style>
    <style:style style:name="P4" style:family="paragraph" style:parent-style-name="Standard">
      <style:text-properties fo:language="pl" fo:country="PL" officeooo:rsid="0001231f" officeooo:paragraph-rsid="00177874"/>
    </style:style>
    <style:style style:name="P5" style:family="paragraph" style:parent-style-name="Standard">
      <style:text-properties fo:language="pl" fo:country="PL" officeooo:rsid="0001231f" officeooo:paragraph-rsid="001823bf"/>
    </style:style>
    <style:style style:name="P6" style:family="paragraph" style:parent-style-name="Standard">
      <style:text-properties fo:language="pl" fo:country="PL" officeooo:paragraph-rsid="0016e68f"/>
    </style:style>
    <style:style style:name="P7" style:family="paragraph" style:parent-style-name="Standard">
      <style:text-properties fo:language="pl" fo:country="PL" officeooo:rsid="000b2dc8" officeooo:paragraph-rsid="0002a517"/>
    </style:style>
    <style:style style:name="P8" style:family="paragraph" style:parent-style-name="Standard">
      <style:text-properties fo:language="pl" fo:country="PL" officeooo:rsid="000b2dc8" officeooo:paragraph-rsid="000cbbdd"/>
    </style:style>
    <style:style style:name="T1" style:family="text">
      <style:text-properties officeooo:rsid="00093f64"/>
    </style:style>
    <style:style style:name="T2" style:family="text">
      <style:text-properties officeooo:rsid="000cbbdd"/>
    </style:style>
    <style:style style:name="T3" style:family="text">
      <style:text-properties officeooo:rsid="0016e68f"/>
    </style:style>
    <style:style style:name="T4" style:family="text">
      <style:text-properties officeooo:rsid="0017787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: 202<text:span text:style-name="T3">3</text:span>.0<text:span text:style-name="T3">5</text:span>.<text:span text:style-name="T3">22</text:span></text:p>
      <text:p text:style-name="P6">źródło: <text:span text:style-name="T3">myśli - mk</text:span></text:p>
      <text:p text:style-name="P6">kategoria: rożne</text:p>
      <text:p text:style-name="P3">aktualizacja: <text:date style:data-style-name="N49" text:date-value="2025-03-17T18:59:14.952385928">2025-03-17</text:date>, <text:time style:data-style-name="N61" text:time-value="2025-03-17T18:59:14.952459479">18:59:08</text:time></text:p>
      <text:p text:style-name="P1"/>
      <text:p text:style-name="P1"><text:span text:style-name="T1">Gdy przekazujemy męską inicjatywę kobiecie – oddajemy jej ducha bogini i przez to sami go tracimy. </text:span><text:span text:style-name="T4">(Męskość, s. 104)</text:span></text:p>
      <text:p text:style-name="P7">Steve Biddulph</text:p>
      <text:p text:style-name="P1"/>
      <text:p text:style-name="P4"><text:span text:style-name="T2">Działanie jest męskie! Mężczyzna działa! </text:span><text:span text:style-name="T4">(Męskość, s. 104)</text:span></text:p>
      <text:p text:style-name="P8">Steve Biddulph</text:p>
      <text:p text:style-name="P2"/>
      <text:p text:style-name="P5"><text:span text:style-name="T2">Porządanie nie ma żródła w wyglądzie partnerki, lecz w sposobie w jaki my ją postrzegamy. </text:span><text:span text:style-name="T4">(Męskość, s. 104)</text:span></text:p>
      <text:p text:style-name="P8">Steve Biddulp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7T18:59:14.864522210</dc:date>
    <meta:editing-duration>PT51M23S</meta:editing-duration>
    <meta:editing-cycles>23</meta:editing-cycles>
    <meta:document-statistic meta:table-count="0" meta:image-count="0" meta:object-count="0" meta:page-count="1" meta:paragraph-count="10" meta:word-count="61" meta:character-count="407" meta:non-whitespace-character-count="355"/>
  </office:meta>
</office:document-meta>
</file>